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D50000032014CFDF86.jpg"/>
  <manifest:file-entry manifest:media-type="image/jpeg" manifest:full-path="Pictures/10000000000005060000037C7B31C03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génieur IA, Data </text:p>
      <text:p text:style-name="Standard"/>
      <text:p text:style-name="Standard">Diplômé Datascientist OpenClassRoom</text:p>
      <text:p text:style-name="Standard"><draw:frame draw:style-name="fr1" draw:name="images1" text:anchor-type="as-char" svg:width="17cm" svg:height="10.994cm" draw:z-index="0"><draw:image xlink:href="Pictures/10000000000004D50000032014CFDF86.jpg" xlink:type="simple" xlink:show="embed" xlink:actuate="onLoad"/></draw:frame></text:p>
      <text:p text:style-name="Standard"/>
      <text:p text:style-name="Standard"><draw:frame draw:style-name="fr1" draw:name="images2" text:anchor-type="as-char" svg:width="17cm" svg:height="11.792cm" draw:z-index="1"><draw:image xlink:href="Pictures/10000000000005060000037C7B31C032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4.3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6T22:08:57.95</meta:creation-date>
    <dc:date>2024-11-16T22:12:22.86</dc:date>
    <dc:creator>Jean SAINT</dc:creator>
    <meta:editing-duration>PT3M24S</meta:editing-duration>
    <meta:editing-cycles>3</meta:editing-cycles>
    <meta:generator>OpenOffice/4.1.15$Win32 OpenOffice.org_project/4115m2$Build-9813</meta:generator>
    <meta:document-statistic meta:table-count="0" meta:image-count="2" meta:object-count="0" meta:page-count="1" meta:paragraph-count="4" meta:word-count="6" meta:character-count="56"/>
  </office:meta>
</office:document-meta>
</file>